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444cm" fo:min-width="2.194cm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81cm" svg:height="3.81cm" svg:x="9.128cm" svg:y="1.381cm">
          <text:p text:style-name="P1">Ap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3.81cm" svg:height="3.81cm" svg:x="6.842cm" svg:y="13.319cm">
          <text:p text:style-name="P1">ShowTri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3.81cm" svg:height="3.81cm" svg:x="6.842cm" svg:y="7.477cm">
          <text:p text:style-name="P1">Trip</text:p>
          <text:p text:style-name="P1">Li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3.81cm" svg:height="3.81cm" svg:x="11.287cm" svg:y="7.477cm">
          <text:p text:style-name="P1">NewUser</text:p>
          <text:p text:style-name="P1">For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3.81cm" svg:height="3.81cm" svg:x="1.934cm" svg:y="13.319cm">
          <text:p text:style-name="P1">Show</text:p>
          <text:p text:style-name="P1">Ite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3.81cm" svg:height="3.81cm" svg:x="15.986cm" svg:y="7.477cm">
          <text:p text:style-name="P1">LoginUser</text:p>
          <text:p text:style-name="P1">For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3.81cm" svg:height="3.81cm" svg:x="6.977cm" svg:y="19.198cm">
          <text:p text:style-name="P1">Show</text:p>
          <text:p text:style-name="P1">MA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3.81cm" svg:height="3.81cm" svg:x="1.889cm" svg:y="7.477cm">
          <text:p text:style-name="P1">Place</text:p>
          <text:p text:style-name="P1">For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9.128cm" svg:y1="3.286cm" svg:x2="3.794cm" svg:y2="7.477cm" draw:start-shape="id1" draw:start-glue-point="6" draw:end-shape="id2" draw:end-glue-point="4" svg:d="M9128 3286l-5334 4191" svg:viewBox="0 0 5335 4192">
          <text:p/>
        </draw:connector>
        <draw:connector draw:style-name="gr2" draw:text-style-name="P2" draw:layer="layout" draw:type="line" svg:x1="9.686cm" svg:y1="4.633cm" svg:x2="8.747cm" svg:y2="7.477cm" draw:start-shape="id1" draw:start-glue-point="7" draw:end-shape="id3" draw:end-glue-point="4" svg:d="M9686 4633l-939 2844" svg:viewBox="0 0 940 2845">
          <text:p/>
        </draw:connector>
        <draw:connector draw:style-name="gr2" draw:text-style-name="P2" draw:layer="layout" draw:type="line" svg:x1="12.38cm" svg:y1="4.633cm" svg:x2="13.192cm" svg:y2="7.477cm" draw:start-shape="id1" draw:start-glue-point="9" draw:end-shape="id4" draw:end-glue-point="4" svg:d="M12380 4633l812 2844" svg:viewBox="0 0 813 2845">
          <text:p/>
        </draw:connector>
        <draw:connector draw:style-name="gr2" draw:text-style-name="P2" draw:layer="layout" draw:type="line" svg:x1="12.938cm" svg:y1="3.286cm" svg:x2="17.891cm" svg:y2="7.477cm" draw:start-shape="id1" draw:start-glue-point="10" draw:end-shape="id5" draw:end-glue-point="4" svg:d="M12938 3286l4953 4191" svg:viewBox="0 0 4954 4192">
          <text:p/>
        </draw:connector>
        <draw:connector draw:style-name="gr2" draw:text-style-name="P2" draw:layer="layout" draw:type="line" svg:x1="3.794cm" svg:y1="11.287cm" svg:x2="3.839cm" svg:y2="13.319cm" draw:start-shape="id2" draw:start-glue-point="8" draw:end-shape="id6" draw:end-glue-point="4" svg:d="M3794 11287l45 2032" svg:viewBox="0 0 46 2033">
          <text:p/>
        </draw:connector>
        <draw:connector draw:style-name="gr2" draw:text-style-name="P2" draw:layer="layout" draw:type="line" svg:x1="8.747cm" svg:y1="11.287cm" svg:x2="8.747cm" svg:y2="13.319cm" draw:start-shape="id3" draw:start-glue-point="8" draw:end-shape="id7" draw:end-glue-point="4" svg:d="M8747 11287v2032" svg:viewBox="0 0 1 2033">
          <text:p/>
        </draw:connector>
        <draw:connector draw:style-name="gr2" draw:text-style-name="P2" draw:layer="layout" draw:type="line" svg:x1="8.747cm" svg:y1="17.129cm" svg:x2="8.882cm" svg:y2="19.198cm" draw:start-shape="id7" draw:start-glue-point="8" draw:end-shape="id8" draw:end-glue-point="4" svg:d="M8747 17129l135 2069" svg:viewBox="0 0 136 2070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9-10-13T23:21:43.082206325</meta:creation-date>
    <dc:date>2019-10-13T23:35:19.653679613</dc:date>
    <meta:editing-duration>PT1M15S</meta:editing-duration>
    <meta:editing-cycles>1</meta:editing-cycles>
    <meta:generator>LibreOffice/6.3.1.2$MacOSX_X86_64 LibreOffice_project/b79626edf0065ac373bd1df5c28bd630b4424273</meta:generator>
    <meta:document-statistic meta:object-count="15"/>
  </office:meta>
</office:document-meta>
</file>